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CN" svg:font-family="'AR PL UMing CN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paragraph-properties fo:line-height="150%"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break-before="page"/>
      <style:text-properties fo:font-size="11pt" style:font-size-asian="11pt" style:font-size-complex="11pt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size="11pt" style:font-size-asian="11pt" style:font-size-complex="11pt"/>
    </style:style>
    <style:style style:name="P7" style:family="paragraph" style:parent-style-name="Standard">
      <style:paragraph-properties fo:margin-left="1.251cm" fo:margin-right="0cm" fo:line-height="100%" fo:text-indent="0cm" style:auto-text-indent="false"/>
      <style:text-properties fo:font-size="11pt" style:font-size-asian="11pt" style:font-size-complex="11pt"/>
    </style:style>
    <style:style style:name="P8" style:family="paragraph" style:parent-style-name="Standard">
      <style:paragraph-properties fo:margin-left="1.251cm" fo:margin-right="0cm" fo:margin-top="0.3cm" fo:margin-bottom="0cm" fo:text-indent="0cm" style:auto-text-indent="false"/>
      <style:text-properties fo:font-size="11pt" style:font-size-asian="11pt" style:font-size-complex="11pt"/>
    </style:style>
    <style:style style:name="P9" style:family="paragraph" style:parent-style-name="Standard">
      <style:paragraph-properties fo:margin-left="1.251cm" fo:margin-right="0cm" fo:margin-top="0.3cm" fo:margin-bottom="0cm" fo:line-height="100%" fo:text-indent="0cm" style:auto-text-indent="false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is RESTful web services</text:p>
      <text:p text:style-name="P4">(autor: Piotr Dziwiński)</text:p>
      <text:p text:style-name="P2"/>
      <text:p text:style-name="P2"><text:span text:style-name="T1">Zgłaszanie szkody (lokalizacja przez podanie adresu)</text:span></text:p>
      <text:p text:style-name="P2"/>
      <text:p text:style-name="P7"><text:span text:style-name="T1">URL</text:span><text:tab/><text:tab/>/res/issue_instances_addr</text:p>
      <text:p text:style-name="P9"><text:span text:style-name="T1">Metoda</text:span><text:tab/>POST</text:p>
      <text:p text:style-name="P8"><text:span text:style-name="T1">Treść<text:tab/></text:span><text:tab/>photo=...<text:tab/><text:tab/><text:tab/><text:tab/>zdjęcie w formacie JPG (opcjonalne)</text:p>
      <text:p text:style-name="P6"><text:tab/><text:tab/>desc=...<text:tab/><text:tab/><text:tab/><text:tab/>opis (opcjonalne)</text:p>
      <text:p text:style-name="P6"><text:tab/><text:tab/>notificar_email=...<text:tab/><text:tab/><text:tab/>e-mail zgłaszającego (opcjonalne)</text:p>
      <text:p text:style-name="P6"><text:tab/><text:tab/>category_id=...<text:tab/><text:tab/><text:tab/>id kategorii zgłoszenia</text:p>
      <text:p text:style-name="P6"><text:tab/><text:tab/>address_city=...<text:tab/><text:tab/><text:tab/>miasto</text:p>
      <text:p text:style-name="P6"><text:tab/><text:tab/>address_street=...<text:tab/><text:tab/><text:tab/>ulica</text:p>
      <text:p text:style-name="P6"><text:tab/><text:tab/>address_home_number=...<text:tab/>nr budynku</text:p>
      <text:p text:style-name="P6"><text:tab/><text:tab/>address_additional_info=...<text:tab/>dodatkowe informacje (opcjonalne)</text:p>
      <text:p text:style-name="P6"><text:tab/><text:tab/>address_zip=...<text:tab/><text:tab/><text:tab/>dane adresowe - kod pocztowy<text:tab/><text:tab/><text:tab/><text:tab/><text:tab/><text:tab/><text:tab/><text:tab/><text:tab/>(opcjonalne)</text:p>
      <text:p text:style-name="P8"><text:span text:style-name="T1">Zwraca</text:span><text:tab/>415 Unsupported Media Type<text:tab/>jeżeli zapytanie jest błędnie <text:tab/><text:tab/><text:tab/><text:tab/><text:tab/><text:tab/><text:tab/><text:tab/><text:tab/>sformułowane</text:p>
      <text:p text:style-name="P6"><text:tab/><text:tab/>201 Created + w treści id utworzonego <text:span text:style-name="T2">issue_instance</text:span></text:p>
      <text:p text:style-name="P2"/>
      <text:p text:style-name="P2"><text:span text:style-name="T1">Zgłaszanie szkody (lokalizacja przez współrzędne GPS)</text:span></text:p>
      <text:p text:style-name="P2"/>
      <text:p text:style-name="P6"><text:span text:style-name="T1">URL</text:span><text:tab/><text:tab/>/res/issue_instances_gps</text:p>
      <text:p text:style-name="P8"><text:span text:style-name="T1">Metoda</text:span><text:tab/>POST</text:p>
      <text:p text:style-name="P8"><text:span text:style-name="T1">Treść</text:span><text:tab/><text:tab/>photo=...<text:tab/><text:tab/><text:tab/>zdjęcie w formacie JPG (opcjonalne)</text:p>
      <text:p text:style-name="P6"><text:tab/><text:tab/>desc=...<text:tab/><text:tab/><text:tab/>opis (opcjonalne)</text:p>
      <text:p text:style-name="P6"><text:tab/><text:tab/>notificar_email=...<text:tab/><text:tab/>e-mail zgłaszającego (opcjonalne)</text:p>
      <text:p text:style-name="P6"><text:tab/><text:tab/>category_id=...<text:tab/><text:tab/>id kategorii zgłoszenia</text:p>
      <text:p text:style-name="P6"><text:tab/><text:tab/>longitude=...<text:tab/><text:tab/>dł. geogr.</text:p>
      <text:p text:style-name="P6"><text:tab/><text:tab/>latitude=...<text:tab/><text:tab/><text:tab/>szer. geogr.</text:p>
      <text:p text:style-name="P8"><text:span text:style-name="T1">Zwraca</text:span><text:tab/>415 Unsupported Media Type<text:tab/><text:tab/>jeżeli zapytanie jest błędnie <text:tab/><text:tab/><text:tab/><text:tab/><text:tab/><text:tab/><text:tab/><text:tab/><text:tab/>sformułowane</text:p>
      <text:p text:style-name="P6"><text:tab/><text:tab/>201 Created + w treści id utworzonego <text:span text:style-name="T2">issue_instance</text:span></text:p>
      <text:p text:style-name="P2"/>
      <text:p text:style-name="P2"><text:span text:style-name="T1">Pobieranie kategorii zgłoszeń</text:span></text:p>
      <text:p text:style-name="P2"/>
      <text:p text:style-name="P6"><text:span text:style-name="T1">URL</text:span><text:tab/><text:tab/>/res/categories</text:p>
      <text:p text:style-name="P8"><text:span text:style-name="T1">Metoda</text:span><text:tab/>GET</text:p>
      <text:p text:style-name="P8"><text:span text:style-name="T1">Treść<text:tab/></text:span><text:tab/>(brak)</text:p>
      <text:p text:style-name="P8"><text:span text:style-name="T1">Zwraca</text:span><text:tab/>200 OK + dane w formacie JSON:</text:p>
      <text:p text:style-name="P6"><text:tab/><text:tab/>{</text:p>
      <text:p text:style-name="P6"><text:tab/><text:tab/><text:tab/>"categories" =<text:tab/><text:tab/>lista kategorii</text:p>
      <text:p text:style-name="P6"><text:tab/><text:tab/><text:tab/>[ {</text:p>
      <text:p text:style-name="P6"><text:tab/><text:tab/><text:tab/><text:tab/>"id" = "...",<text:tab/><text:tab/>id</text:p>
      <text:p text:style-name="P6"><text:tab/><text:tab/><text:tab/><text:tab/>"name" = "...",<text:tab/>nazwa</text:p>
      <text:p text:style-name="P6"><text:tab/><text:tab/><text:tab/><text:tab/>"icon" = "..."<text:tab/><text:tab/>ikona (kodowanie Base64)</text:p>
      <text:p text:style-name="P6"><text:tab/><text:tab/><text:tab/> <text:s/>},</text:p>
      <text:p text:style-name="P6"><text:tab/><text:tab/><text:tab/>... ]</text:p>
      <text:p text:style-name="P6"><text:tab/><text:tab/>}</text:p>
      <text:p text:style-name="P2"><text:span text:style-name="T1"/></text:p>
      <text:p text:style-name="P5"><text:span text:style-name="T1">Pobieranie danych pojedynczego zgłoszenia (</text:span><text:span text:style-name="T3">issue_instance</text:span><text:span text:style-name="T1">)</text:span></text:p>
      <text:p text:style-name="P2"/>
      <text:p text:style-name="P6"><text:span text:style-name="T1">URL</text:span><text:tab/><text:tab/>/res/issue_instances/[id]</text:p>
      <text:p text:style-name="P8"><text:span text:style-name="T1">Metoda</text:span><text:tab/>GET</text:p>
      <text:p text:style-name="P8"><text:span text:style-name="T1">Treść</text:span><text:tab/><text:tab/>(brak)</text:p>
      <text:p text:style-name="P8"><text:span text:style-name="T1">Zwraca</text:span><text:tab/>404 Not Found<text:tab/><text:tab/>jeżeli <text:span text:style-name="T2">issue_instance</text:span> o podanym id nie istnieje</text:p>
      <text:p text:style-name="P6"><text:tab/><text:tab/>200 OK + dane w formacie JSON:</text:p>
      <text:p text:style-name="P6"><text:tab/><text:tab/>{</text:p>
      <text:p text:style-name="P6"><text:tab/><text:tab/><text:tab/>"photo" = "...",<text:tab/><text:tab/><text:tab/>zdjęcie (kodowanie Base64)</text:p>
      <text:p text:style-name="P6"><text:tab/><text:tab/><text:tab/>"desc" = "...",<text:tab/><text:tab/><text:tab/>opis</text:p>
      <text:p text:style-name="P6"><text:tab/><text:tab/><text:tab/>"longitude" = "...",<text:tab/><text:tab/><text:tab/>dł. geogr.</text:p>
      <text:p text:style-name="P6"><text:tab/><text:tab/><text:tab/>"latitude" = "...",<text:tab/><text:tab/><text:tab/>szer. geogr.</text:p>
      <text:p text:style-name="P6"><text:tab/><text:tab/><text:tab/>"address" = {<text:tab/><text:tab/><text:tab/>adres</text:p>
      <text:p text:style-name="P6"><text:tab/><text:tab/><text:tab/><text:tab/><text:tab/>"city" = "...",</text:p>
      <text:p text:style-name="P6"><text:tab/><text:tab/><text:tab/><text:tab/><text:tab/>"street" = "...",</text:p>
      <text:p text:style-name="P6"><text:tab/><text:tab/><text:tab/><text:tab/><text:tab/>"home_number" = "...",</text:p>
      <text:p text:style-name="P6"><text:tab/><text:tab/><text:tab/><text:tab/><text:tab/>"additional_info" = "..."</text:p>
      <text:p text:style-name="P6"><text:tab/><text:tab/><text:tab/><text:tab/><text:tab/>"zip" = "…"</text:p>
      <text:p text:style-name="P6"><text:tab/><text:tab/><text:tab/><text:tab/><text:tab/>},</text:p>
      <text:p text:style-name="P6"><text:tab/><text:tab/><text:tab/>"issue_id" = "..."<text:tab/><text:tab/><text:tab/>id <text:span text:style-name="T2">issue</text:span> związane z danym <text:tab/><text:tab/><text:tab/><text:tab/><text:tab/><text:tab/><text:tab/><text:tab/><text:tab/><text:span text:style-name="T2">issue_instance</text:span></text:p>
      <text:p text:style-name="P6"/>
      <text:p text:style-name="P6"><text:s text:c="7"/>}</text:p>
      <text:p text:style-name="P2"/>
      <text:p text:style-name="P1">Pobieranie danych zgłoszenia zbiorczego (<text:span text:style-name="T2">issue</text:span>)</text:p>
      <text:p text:style-name="P2"/>
      <text:p text:style-name="P6"><text:span text:style-name="T1">URL</text:span><text:tab/><text:tab/>/res/issues/[id]</text:p>
      <text:p text:style-name="P8"><text:span text:style-name="T1">Metoda</text:span><text:tab/>GET</text:p>
      <text:p text:style-name="P8"><text:span text:style-name="T1">Treść</text:span><text:tab/><text:tab/>(brak)</text:p>
      <text:p text:style-name="P8"><text:span text:style-name="T1">Zwraca</text:span><text:tab/>404 Not Found<text:tab/><text:tab/>jeżeli <text:span text:style-name="T2">issue</text:span> o podanym id nie istnieje</text:p>
      <text:p text:style-name="P6"><text:tab/><text:tab/>200 OK + dane w formacie JSON:</text:p>
      <text:p text:style-name="P6"><text:tab/><text:tab/>{</text:p>
      <text:p text:style-name="P6"><text:tab/><text:tab/><text:tab/>"latitude" = "...",<text:tab/><text:tab/>dł. geogr.</text:p>
      <text:p text:style-name="P6"><text:tab/><text:tab/><text:tab/>"longitude" = "...",<text:tab/><text:tab/>szer. geogr.</text:p>
      <text:p text:style-name="P6"><text:tab/><text:tab/><text:tab/>"desc" = "...",<text:tab/><text:tab/>opis</text:p>
      <text:p text:style-name="P6"><text:tab/><text:tab/><text:tab/>"status" = "...",<text:tab/><text:tab/>status</text:p>
      <text:p text:style-name="P6"><text:tab/><text:tab/><text:tab/>"category" = "...",<text:tab/><text:tab/>kategoria</text:p>
      <text:p text:style-name="P6"><text:tab/><text:tab/><text:tab/>"unit" = "..."<text:tab/><text:tab/><text:tab/>jednostka odpowiedzialna</text:p>
      <text:p text:style-name="P6"><text:tab/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CN" svg:font-family="'AR PL UMing CN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 PL UMing C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C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Dziwinski</meta:initial-creator>
    <meta:creation-date>2012-02-27T19:00:23</meta:creation-date>
    <dc:date>2012-02-27T19:19:57</dc:date>
    <dc:creator>Piotr Dziwinski</dc:creator>
    <meta:editing-duration>PT19M35S</meta:editing-duration>
    <meta:editing-cycles>5</meta:editing-cycles>
    <meta:generator>LibreOffice/3.4$Unix LibreOffice_project/340m1$Build-302</meta:generator>
    <meta:document-statistic meta:table-count="0" meta:image-count="0" meta:object-count="0" meta:page-count="2" meta:paragraph-count="75" meta:word-count="303" meta:character-count="2398" meta:non-whitespace-character-count="1932"/>
  </office:meta>
</office:document-meta>
</file>